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8feec5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8feec5" style:text-align-source="fix" style:repeat-content="false"/>
      <style:paragraph-properties fo:text-align="start" fo:margin-left="0cm"/>
      <style:text-properties fo:color="#c9211e"/>
    </style:style>
    <style:style style:name="ce9" style:family="table-cell" style:parent-style-name="Default">
      <style:table-cell-properties fo:background-color="#99e3da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99e3da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" form:id="control2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" form:id="control3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" form:id="control4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" form:id="control5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" form:id="control6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" form:id="control7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" form:id="control8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" form:id="control9" form:label="Check Box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" form:id="control10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981cm" svg:height="0.346cm" svg:x="8.165cm" svg:y="3.24cm" draw:control="control1"/>
          <draw:control draw:z-index="1" draw:style-name="gr1" draw:text-style-name="P1" svg:width="1.981cm" svg:height="0.346cm" svg:x="8.121cm" svg:y="3.613cm" draw:control="control2"/>
          <draw:control draw:z-index="2" draw:style-name="gr1" draw:text-style-name="P1" svg:width="1.981cm" svg:height="0.346cm" svg:x="8.121cm" svg:y="4.064cm" draw:control="control3"/>
          <draw:control draw:z-index="3" draw:style-name="gr1" draw:text-style-name="P1" svg:width="1.981cm" svg:height="0.346cm" svg:x="8.121cm" svg:y="4.516cm" draw:control="control4"/>
          <draw:control draw:z-index="4" draw:style-name="gr1" draw:text-style-name="P1" svg:width="1.981cm" svg:height="0.346cm" svg:x="8.121cm" svg:y="4.967cm" draw:control="control5"/>
          <draw:control draw:z-index="5" draw:style-name="gr1" draw:text-style-name="P1" svg:width="1.981cm" svg:height="0.346cm" svg:x="8.121cm" svg:y="5.419cm" draw:control="control6"/>
          <draw:control draw:z-index="6" draw:style-name="gr1" draw:text-style-name="P1" svg:width="1.981cm" svg:height="0.346cm" svg:x="8.121cm" svg:y="5.87cm" draw:control="control7"/>
          <draw:control draw:z-index="7" draw:style-name="gr1" draw:text-style-name="P1" svg:width="1.981cm" svg:height="0.346cm" svg:x="8.121cm" svg:y="6.322cm" draw:control="control8"/>
          <draw:control draw:z-index="8" draw:style-name="gr1" draw:text-style-name="P1" svg:width="1.981cm" svg:height="0.346cm" svg:x="8.121cm" svg:y="6.774cm" draw:control="control9"/>
          <draw:control draw:z-index="9" draw:style-name="gr1" draw:text-style-name="P1" svg:width="1.981cm" svg:height="0.346cm" svg:x="8.121cm" svg:y="7.225cm" draw:control="control10"/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NTA results <text:s/>D4.6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ask # </text:p>
          </table:table-cell>
          <table:table-cell table:style-name="ce2" office:value-type="string" calcext:value-type="string">
            <text:p>Model creation</text:p>
          </table:table-cell>
          <table:table-cell office:value-type="string" calcext:value-type="string">
            <text:p>Evaluatio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MLP</text:p>
          </table:table-cell>
          <table:table-cell/>
          <table:table-cell table:style-name="ce1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STM</text:p>
          </table:table-cell>
          <table:table-cell/>
          <table:table-cell table:style-name="ce1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NN (seq)</text:p>
          </table:table-cell>
          <table:table-cell/>
          <table:table-cell table:style-name="ce1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NN (sta)</text:p>
          </table:table-cell>
          <table:table-cell/>
          <table:table-cell table:style-name="ce1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LP – LSTM</text:p>
          </table:table-cell>
          <table:table-cell/>
          <table:table-cell table:style-name="ce1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MLP – CNN (seq)</text:p>
          </table:table-cell>
          <table:table-cell/>
          <table:table-cell table:style-name="ce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STM – CNN (sta)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MLP – LSTM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MLP – CNN (seq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LSTM – CNN (sta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style-name="ce9" office:value-type="string" calcext:value-type="string">
            <text:p>D4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ame dataset</text:p>
          </table:table-cell>
          <table:table-cell office:value-type="string" calcext:value-type="string">
            <text:p>Cross datset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perf of 1, 2, 3, 4</text:p>
          </table:table-cell>
          <table:table-cell table:style-name="ce2" office:value-type="string" calcext:value-type="string">
            <text:p>perf of 1, 2, 3,4</text:p>
          </table:table-cell>
          <table:table-cell office:value-type="string" calcext:value-type="string">
            <text:p>Observe if perf is dropping or not?</text:p>
          </table:table-cell>
        </table:table-row>
        <table:table-row table:style-name="ro1">
          <table:table-cell table:number-columns-repeated="2"/>
          <table:table-cell table:number-columns-repeated="2" table:style-name="ce2" office:value-type="string" calcext:value-type="string">
            <text:p>perf of 5, 6, 7</text:p>
          </table:table-cell>
          <table:table-cell office:value-type="string" calcext:value-type="string">
            <text:p>Multi head with dense layer <text:s/>- if these modesl can provide higher F1 score and better than line 22</text:p>
          </table:table-cell>
        </table:table-row>
        <table:table-row table:style-name="ro1">
          <table:table-cell/>
          <table:table-cell table:style-name="Default"/>
          <table:table-cell table:number-columns-repeated="2" office:value-type="string" calcext:value-type="string">
            <text:p>Perf 8, 9, 10</text:p>
          </table:table-cell>
          <table:table-cell office:value-type="string" calcext:value-type="string">
            <text:p>multi head with TL <text:s/>- higher F1 than line 22 and 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00-00-00</text:date>, <text:time style:data-style-name="N2" text:time-value="23:00:04.1094215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30T17:51:16.098021156</meta:creation-date>
    <dc:date>2025-01-07T13:02:06.358578195</dc:date>
    <meta:editing-duration>P3DT10H34M59S</meta:editing-duration>
    <meta:editing-cycles>6</meta:editing-cycles>
    <meta:generator>LibreOffice/6.4.7.2$Linux_X86_64 LibreOffice_project/40$Build-2</meta:generator>
    <meta:document-statistic meta:table-count="1" meta:cell-count="38" meta:object-count="10"/>
  </office:meta>
</office:document-meta>
</file>